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9cm" fo:min-width="0.25cm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end" style:writing-mode="rl-tb"/>
    </style:style>
    <style:style style:name="P5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6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4" style:family="text">
      <style:text-properties style:text-position="sub 58%" fo:font-family="'XB Tabriz'" style:font-pitch="variable" fo:font-size="10pt" style:font-size-asian="10pt" style:font-family-complex="'XB Tabriz'" style:font-pitch-complex="variable" style:font-size-complex="10pt"/>
    </style:style>
    <style:style style:name="T5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59cm" svg:height="0.569cm" svg:x="5.962cm" svg:y="0.253cm">
          <draw:text-box>
            <text:p><text:span text:style-name="T1">a</text:span></text:p>
          </draw:text-box>
        </draw:frame>
        <draw:frame draw:style-name="gr2" draw:text-style-name="P1" draw:layer="layout" svg:width="0.75cm" svg:height="0.579cm" svg:x="4.57cm" svg:y="0.65cm">
          <draw:text-box>
            <text:p><text:span text:style-name="T1">-c</text:span></text:p>
          </draw:text-box>
        </draw:frame>
        <draw:frame draw:style-name="gr1" draw:text-style-name="P1" draw:layer="layout" svg:width="0.646cm" svg:height="0.569cm" svg:x="6.716cm" svg:y="2.519cm">
          <draw:text-box>
            <text:p><text:span text:style-name="T1">c</text:span></text:p>
          </draw:text-box>
        </draw:frame>
        <draw:frame draw:style-name="gr1" draw:text-style-name="P1" draw:layer="layout" svg:width="0.752cm" svg:height="0.569cm" svg:x="6.946cm" svg:y="1.219cm">
          <draw:text-box>
            <text:p><text:span text:style-name="T1">-b</text:span></text:p>
          </draw:text-box>
        </draw:frame>
        <draw:frame draw:style-name="gr1" draw:text-style-name="P1" draw:layer="layout" svg:width="0.659cm" svg:height="0.569cm" svg:x="4.377cm" svg:y="2.072cm">
          <draw:text-box>
            <text:p><text:span text:style-name="T1">b</text:span></text:p>
          </draw:text-box>
        </draw:frame>
        <draw:frame draw:style-name="gr1" draw:text-style-name="P1" draw:layer="layout" svg:width="0.752cm" svg:height="0.569cm" svg:x="5.33cm" svg:y="2.956cm">
          <draw:text-box>
            <text:p><text:span text:style-name="T1">-a</text:span></text:p>
          </draw:text-box>
        </draw:frame>
        <draw:path draw:style-name="gr3" draw:text-style-name="P2" draw:layer="layout" svg:width="2.57cm" svg:height="2.772cm" svg:x="4.722cm" svg:y="0.497cm" svg:viewBox="0 0 2571 2773" svg:d="m1431 0h-223v186c-385 25-711 216-913 506l-143-83-111 194 145 84c-68 154-106 326-106 510 0 186 39 361 109 516l-189 110 111 193 188-108c200 284 521 472 898 499v166h223v-168c368-35 680-224 874-505l165 95 112-193-168-97c68-153 105-325 105-508 0-178-35-345-99-495l134-77-112-194-129 75c-192-285-503-477-871-516z">
          <text:p/>
        </draw:path>
        <draw:custom-shape draw:style-name="gr4" draw:text-style-name="P2" draw:layer="layout" svg:width="3.119cm" svg:height="3.119cm" svg:x="4.479cm" svg:y="0.35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" draw:text-style-name="P3" draw:layer="layout" svg:width="0.756cm" svg:height="0.645cm" draw:transform="rotate (2.0943951023928) translate (2.34cm 1.859cm)">
          <draw:text-box>
            <text:p><text:span text:style-name="T2">N</text:span></text:p>
          </draw:text-box>
        </draw:frame>
        <draw:frame draw:style-name="gr1" draw:text-style-name="P3" draw:layer="layout" svg:width="0.735cm" svg:height="0.645cm" draw:transform="rotate (2.0943951023928) translate (2.98cm 2.937cm)">
          <draw:text-box>
            <text:p><text:span text:style-name="T2">S</text:span></text:p>
          </draw:text-box>
        </draw:frame>
        <draw:line draw:style-name="gr5" draw:text-style-name="P2" draw:layer="layout" svg:x1="5.991cm" svg:y1="3.131cm" svg:x2="6.088cm" svg:y2="3.231cm">
          <text:p/>
        </draw:line>
        <draw:line draw:style-name="gr5" draw:text-style-name="P2" draw:layer="layout" svg:x1="6.086cm" svg:y1="3.13cm" svg:x2="5.981cm" svg:y2="3.226cm">
          <text:p/>
        </draw:line>
        <draw:line draw:style-name="gr5" draw:text-style-name="P2" draw:layer="layout" svg:x1="7.178cm" svg:y1="1.216cm" svg:x2="7.097cm" svg:y2="1.331cm">
          <text:p/>
        </draw:line>
        <draw:line draw:style-name="gr5" draw:text-style-name="P2" draw:layer="layout" svg:x1="7.077cm" svg:y1="1.232cm" svg:x2="7.187cm" svg:y2="1.315cm">
          <text:p/>
        </draw:line>
        <draw:line draw:style-name="gr5" draw:text-style-name="P2" draw:layer="layout" svg:x1="4.955cm" svg:y1="1.205cm" svg:x2="4.845cm" svg:y2="1.298cm">
          <text:p/>
        </draw:line>
        <draw:line draw:style-name="gr5" draw:text-style-name="P2" draw:layer="layout" svg:x1="4.863cm" svg:y1="1.188cm" svg:x2="4.937cm" svg:y2="1.307cm">
          <text:p/>
        </draw:line>
        <draw:path draw:style-name="gr3" draw:text-style-name="P2" draw:layer="layout" svg:width="2.009cm" svg:height="1.638cm" draw:transform="rotate (1.5707963267946) translate (1.94995706006509cm 2.89693970895578cm)" svg:viewBox="0 0 2010 1639" svg:d="m1404 3985 133-77c75-43 259 100 367 287s140 418 65 462l-133 77-49-85-1237 714 54 93-132 76c-74 43-258-100-366-287s-140-418-66-461l132-76 43 74 1237-714z">
          <text:p/>
        </draw:path>
        <draw:frame draw:style-name="gr1" draw:text-style-name="P3" draw:layer="layout" svg:width="0.756cm" svg:height="0.645cm" svg:x="6.313cm" svg:y="1.581cm">
          <draw:text-box>
            <text:p><text:span text:style-name="T2">N</text:span></text:p>
          </draw:text-box>
        </draw:frame>
        <draw:frame draw:style-name="gr1" draw:text-style-name="P3" draw:layer="layout" svg:width="0.735cm" svg:height="0.645cm" svg:x="4.983cm" svg:y="1.57cm">
          <draw:text-box>
            <text:p><text:span text:style-name="T2">S</text:span></text:p>
          </draw:text-box>
        </draw:frame>
        <draw:path draw:style-name="gr3" draw:text-style-name="P2" draw:layer="layout" svg:width="2.009cm" svg:height="1.638cm" draw:transform="rotate (-0.523598775599386) translate (5.55766817124613cm 0.687433543056683cm)" svg:viewBox="0 0 2010 1639" svg:d="m1404-4282 133-77c75-43 259 100 367 287s140 418 65 462l-133 77-49-85-1237 714 54 93-132 76c-74 43-258-100-366-287s-140-418-66-461l132-76 43 74 1237-714z">
          <text:p/>
        </draw:path>
        <draw:frame draw:style-name="gr1" draw:text-style-name="P1" draw:layer="layout" svg:width="0.659cm" svg:height="0.569cm" svg:x="2.742cm" svg:y="0.273cm">
          <draw:text-box>
            <text:p><text:span text:style-name="T1">a</text:span></text:p>
          </draw:text-box>
        </draw:frame>
        <draw:frame draw:style-name="gr2" draw:text-style-name="P1" draw:layer="layout" svg:width="0.75cm" svg:height="0.579cm" svg:x="1.35cm" svg:y="0.67cm">
          <draw:text-box>
            <text:p><text:span text:style-name="T1">-c</text:span></text:p>
          </draw:text-box>
        </draw:frame>
        <draw:frame draw:style-name="gr1" draw:text-style-name="P1" draw:layer="layout" svg:width="0.646cm" svg:height="0.569cm" svg:x="3.496cm" svg:y="2.539cm">
          <draw:text-box>
            <text:p><text:span text:style-name="T1">c</text:span></text:p>
          </draw:text-box>
        </draw:frame>
        <draw:frame draw:style-name="gr1" draw:text-style-name="P1" draw:layer="layout" svg:width="0.752cm" svg:height="0.569cm" svg:x="3.726cm" svg:y="1.239cm">
          <draw:text-box>
            <text:p><text:span text:style-name="T1">-b</text:span></text:p>
          </draw:text-box>
        </draw:frame>
        <draw:frame draw:style-name="gr1" draw:text-style-name="P1" draw:layer="layout" svg:width="0.752cm" svg:height="0.569cm" svg:x="2.113cm" svg:y="2.956cm">
          <draw:text-box>
            <text:p><text:span text:style-name="T1">-a</text:span></text:p>
          </draw:text-box>
        </draw:frame>
        <draw:path draw:style-name="gr3" draw:text-style-name="P2" draw:layer="layout" svg:width="2.57cm" svg:height="2.772cm" svg:x="1.502cm" svg:y="0.517cm" svg:viewBox="0 0 2571 2773" svg:d="m1431 0h-223v186c-385 25-711 216-913 506l-143-83-111 194 145 84c-68 154-106 326-106 510 0 186 39 361 109 516l-189 110 111 193 188-108c200 284 521 472 898 499v166h223v-168c368-35 680-224 874-505l165 95 112-193-168-97c68-153 105-325 105-508 0-178-35-345-99-495l134-77-112-194-129 75c-192-285-503-477-871-516z">
          <text:p/>
        </draw:path>
        <draw:custom-shape draw:style-name="gr4" draw:text-style-name="P2" draw:layer="layout" svg:width="3.119cm" svg:height="3.119cm" svg:x="1.259cm" svg:y="0.37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5" draw:text-style-name="P2" draw:layer="layout" svg:x1="2.753cm" svg:y1="3.153cm" svg:x2="2.866cm" svg:y2="3.243cm">
          <text:p/>
        </draw:line>
        <draw:line draw:style-name="gr5" draw:text-style-name="P2" draw:layer="layout" svg:x1="2.861cm" svg:y1="3.151cm" svg:x2="2.753cm" svg:y2="3.25cm">
          <text:p/>
        </draw:line>
        <draw:line draw:style-name="gr5" draw:text-style-name="P2" draw:layer="layout" svg:x1="3.966cm" svg:y1="1.239cm" svg:x2="3.876cm" svg:y2="1.344cm">
          <text:p/>
        </draw:line>
        <draw:line draw:style-name="gr5" draw:text-style-name="P2" draw:layer="layout" svg:x1="3.865cm" svg:y1="1.243cm" svg:x2="3.966cm" svg:y2="1.337cm">
          <text:p/>
        </draw:line>
        <draw:line draw:style-name="gr5" draw:text-style-name="P2" draw:layer="layout" svg:x1="1.738cm" svg:y1="1.219cm" svg:x2="1.617cm" svg:y2="1.303cm">
          <text:p/>
        </draw:line>
        <draw:line draw:style-name="gr5" draw:text-style-name="P2" draw:layer="layout" svg:x1="1.639cm" svg:y1="1.215cm" svg:x2="1.726cm" svg:y2="1.307cm">
          <text:p/>
        </draw:line>
        <draw:frame draw:style-name="gr1" draw:text-style-name="P1" draw:layer="layout" svg:width="0.659cm" svg:height="0.569cm" svg:x="1.178cm" svg:y="2.062cm">
          <draw:text-box>
            <text:p><text:span text:style-name="T1">b</text:span></text:p>
          </draw:text-box>
        </draw:frame>
        <draw:line draw:style-name="gr6" draw:text-style-name="P2" draw:layer="layout" svg:x1="7.071cm" svg:y1="1.879cm" svg:x2="8.402cm" svg:y2="1.899cm">
          <text:p/>
        </draw:line>
        <draw:frame draw:style-name="gr1" draw:text-style-name="P5" draw:layer="layout" svg:width="1.154cm" svg:height="0.876cm" svg:x="5.47cm" svg:y="0.698cm">
          <draw:text-box>
            <text:p text:style-name="P4"><text:span text:style-name="T3">لمحہ </text:span><text:span text:style-name="T3">t</text:span><text:span text:style-name="T4">1</text:span></text:p>
          </draw:text-box>
        </draw:frame>
        <draw:frame draw:style-name="gr1" draw:text-style-name="P5" draw:layer="layout" svg:width="1.154cm" svg:height="0.876cm" svg:x="2.849cm" svg:y="0.983cm">
          <draw:text-box>
            <text:p text:style-name="P4"><text:span text:style-name="T3">لمحہ </text:span><text:span text:style-name="T3">t</text:span><text:span text:style-name="T4">2</text:span></text:p>
          </draw:text-box>
        </draw:frame>
        <draw:line draw:style-name="gr6" draw:text-style-name="P2" draw:layer="layout" svg:x1="2.214cm" svg:y1="1.005cm" svg:x2="1.747cm" svg:y2="0.274cm">
          <text:p/>
        </draw:line>
        <draw:frame draw:style-name="gr1" draw:text-style-name="P6" draw:layer="layout" svg:width="1.302cm" svg:height="1.141cm" svg:x="7.305cm" svg:y="0.291cm">
          <draw:text-box>
            <text:p text:style-name="P4"><text:span text:style-name="T5">کائل </text:span><text:span text:style-name="T5">a</text:span></text:p>
            <text:p text:style-name="P4"><text:span text:style-name="T5">کی سمت</text:span></text:p>
          </draw:text-box>
        </draw:frame>
        <draw:frame draw:style-name="gr1" draw:text-style-name="P6" draw:layer="layout" svg:width="1.302cm" svg:height="1.141cm" svg:x="0.321cm" svg:y="0.235cm">
          <draw:text-box>
            <text:p text:style-name="P4"><text:span text:style-name="T5">کائل </text:span><text:span text:style-name="T5">b</text:span></text:p>
            <text:p text:style-name="P4"><text:span text:style-name="T5">کی سمت</text:span></text:p>
          </draw:text-box>
        </draw:frame>
        <draw:line draw:style-name="gr5" draw:text-style-name="P2" draw:layer="layout" svg:x1="2.797cm" svg:y1="1.131cm" svg:x2="2.892cm" svg:y2="1.222cm">
          <text:p/>
        </draw:line>
        <draw:line draw:style-name="gr5" draw:text-style-name="P2" draw:layer="layout" svg:x1="2.902cm" svg:y1="1.138cm" svg:x2="2.799cm" svg:y2="1.232cm">
          <text:p/>
        </draw:line>
        <draw:line draw:style-name="gr5" draw:text-style-name="P2" draw:layer="layout" svg:x1="3.383cm" svg:y1="2.147cm" svg:x2="3.48cm" svg:y2="2.251cm">
          <text:p/>
        </draw:line>
        <draw:line draw:style-name="gr5" draw:text-style-name="P2" draw:layer="layout" svg:x1="3.475cm" svg:y1="2.149cm" svg:x2="3.387cm" svg:y2="2.253cm">
          <text:p/>
        </draw:line>
        <draw:line draw:style-name="gr5" draw:text-style-name="P2" draw:layer="layout" svg:x1="5.417cm" svg:y1="2.265cm" svg:x2="5.514cm" svg:y2="2.362cm">
          <text:p/>
        </draw:line>
        <draw:line draw:style-name="gr5" draw:text-style-name="P2" draw:layer="layout" svg:x1="5.514cm" svg:y1="2.268cm" svg:x2="5.414cm" svg:y2="2.362cm">
          <text:p/>
        </draw:line>
        <draw:line draw:style-name="gr5" draw:text-style-name="P2" draw:layer="layout" svg:x1="6.543cm" svg:y1="2.265cm" svg:x2="6.624cm" svg:y2="2.376cm">
          <text:p/>
        </draw:line>
        <draw:line draw:style-name="gr5" draw:text-style-name="P2" draw:layer="layout" svg:x1="6.631cm" svg:y1="2.272cm" svg:x2="6.535cm" svg:y2="2.372cm">
          <text:p/>
        </draw:line>
        <draw:frame draw:style-name="gr7" draw:layer="layout" svg:width="1.301cm" svg:height="0.828cm" svg:x="7.32cm" svg:y="2.6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2" draw:layer="layout" svg:width="0.163cm" svg:height="0.163cm" svg:x="6.502cm" svg:y="1.38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6.556cm" svg:y="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3cm" svg:x="7.052cm" svg:y="1.19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3cm" svg:x="6.5cm" svg:y="2.23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3cm" svg:x="5.4cm" svg:y="1.392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3cm" svg:x="5.387cm" svg:y="2.236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5.452cm" svg:y="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4cm" svg:x="5.963cm" svg:y="0.51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6.013cm" svg:y="0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3cm" svg:x="4.819cm" svg:y="1.1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4.797cm" svg:y="2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4.851cm" svg:y="2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5.953cm" svg:y="3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7.124cm" svg:y="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7.074cm" svg:y="2.4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3.848cm" svg:y="2.4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3.9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3.352cm" svg:y="2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2.614cm" svg:y="2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2.728cm" svg:y="3.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2.665cm" svg:y="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1.585cm" svg:y="2.4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1.637cm" svg:y="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061cm" svg:height="0.061cm" svg:x="2.074cm" svg:y="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2.022cm" svg:y="1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1.599cm" svg:y="1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2.767cm" svg:y="1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163cm" svg:height="0.16cm" svg:x="2.742cm" svg:y="0.5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2" draw:layer="layout" svg:width="0.061cm" svg:height="0.061cm" svg:x="2.793cm" svg:y="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63cm" svg:height="0.16cm" svg:x="3.836cm" svg:y="1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0T21:17:08</dc:date>
    <dc:creator>khalid khan</dc:creator>
    <meta:editing-duration>PT06H46M11S</meta:editing-duration>
    <meta:editing-cycles>40</meta:editing-cycles>
    <meta:generator>OpenOffice.org/3.1$Linux OpenOffice.org_project/310m19$Build-9420</meta:generator>
    <meta:document-statistic meta:object-count="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o math:stretchy="false">=</math:mo>
      <math:mfrac>
        <math:mrow>
          <math:mi>d</math:mi>
          <math:mo math:stretchy="false">θ</math:mo>
        </math:mrow>
        <math:mrow>
          <math:mi>d</math:mi>
          <math:mi>t</math:mi>
        </math:mrow>
      </math:mfrac>
    </math:mrow>
    <math:annotation math:encoding="StarMath 5.0">%omega = {d %theta} over {d t}</math:annotation>
  </math:semantics>
</math:math>
</file>